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anner.start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cann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canner.isValidNCNa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anner.scanComment( XMLStringBuffer 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Scanner.isValidNameStartHighSurrogat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anner.reset( XMLComponentManager component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Scanner.scanP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canner.isInvalid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anner.normalizeWhitespace( XML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canner.isValidNameStartCha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anner.isInvalidLiteral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anner.scanCharReferenceValue( XMLStringBuffer buf , XMLStringBuffer buf2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43">
            <text:p text:style-name="Table_20_Contents">43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XMLScann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anner.scanAttributeValue( XMLString value , XMLString nonNormalizedValue , String atName , boolean checkEntities , String eleName )</text:p>
          </table:table-cell>
          <table:table-cell office:value-type="float" office:value="56">
            <text:p text:style-name="Table_20_Contents">56</text:p>
          </table:table-cell>
          <table:table-cell office:value-type="float" office:value="47">
            <text:p text:style-name="Table_20_Contents">47</text:p>
          </table:table-cell>
          <table:table-cell office:value-type="float" office:value="204">
            <text:p text:style-name="Table_20_Contents">204</text:p>
          </table:table-cell>
        </table:table-row>
        <table:table-row>
          <table:table-cell office:value-type="string">
            <text:p text:style-name="Table_20_Contents">XMLScanner.setFeature( String featureId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anner.scanExternalID( String [ ] identifiers , boolean optionalSystemId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XMLScanner.normalizeWhitespace( XMLString value , int from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canner.isUnchangedByNormalization( XML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canner.scanXMLDeclOrTextDecl( boolean scanningTextDecl , String [ ] pseudoAttributeValues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XMLScanner.getVersionNotSupport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anner.scanPseudoAttribute( boolean scanningTextDecl , XMLString valu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XMLScanner.end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anner.scanPIData( String target , XMLString data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MLScanner.getFeature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anner.scanPubidLiteral( XMLString litera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MLScanner.scanSurrogates( XMLStringBuffer bu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Scanner.versionSupported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anner.reportFatalError( String msgI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anner.setProperty( String propertyId ,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Scanner.isValidNameCha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